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cb8" officeooo:paragraph-rsid="000b0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1:27:00.796223005</meta:creation-date>
    <dc:date>2018-12-28T11:27:18.034021786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